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cbc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0bbc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30f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3b0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08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5e0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151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a9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b3f9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e1dd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902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20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8f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d0e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ff5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222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116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33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09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0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3a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f44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10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bc2a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bd3e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bf1a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d77d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d9e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da8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df5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7a0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840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9b8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fe5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20f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88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ee3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00d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44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9b7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f8e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0e5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1cb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934fe8" officeooo:paragraph-rsid="42a68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934fe8" officeooo:paragraph-rsid="42ac4c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fc1a" officeooo:paragraph-rsid="4218f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fc1a" officeooo:paragraph-rsid="421995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fc1a" officeooo:paragraph-rsid="421b4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1b4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dde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49d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58fa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5f84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4db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7ff5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f7f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23e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25cd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281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917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036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22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2003641"/>
    </style:style>
    <style:style style:name="T3" style:family="text">
      <style:text-properties style:text-underline-style="solid" style:text-underline-width="auto" style:text-underline-color="font-color" officeooo:rsid="4c43b58b"/>
    </style:style>
    <style:style style:name="T4" style:family="text">
      <style:text-properties fo:color="#333333"/>
    </style:style>
    <style:style style:name="T5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" style:family="text">
      <style:text-properties officeooo:rsid="42022025"/>
    </style:style>
    <style:style style:name="T7" style:family="text">
      <style:text-properties officeooo:rsid="42022025" style:font-name-asian="Arial"/>
    </style:style>
    <style:style style:name="T8" style:family="text">
      <style:text-properties officeooo:rsid="4249d799" style:font-name-asian="Arial"/>
    </style:style>
    <style:style style:name="T9" style:family="text">
      <style:text-properties officeooo:rsid="42565199" style:font-name-asian="Arial"/>
    </style:style>
    <style:style style:name="T10" style:family="text">
      <style:text-properties officeooo:rsid="2fa2d5a6"/>
    </style:style>
    <style:style style:name="T11" style:family="text">
      <style:text-properties officeooo:rsid="4c43b58b"/>
    </style:style>
    <style:style style:name="T12" style:family="text">
      <style:text-properties officeooo:rsid="352e8af6"/>
    </style:style>
    <style:style style:name="T13" style:family="text">
      <style:text-properties style:font-name="標楷體1"/>
    </style:style>
    <style:style style:name="T14" style:family="text">
      <style:text-properties style:font-name="標楷體1" style:text-underline-style="solid" style:text-underline-width="auto" style:text-underline-color="font-color" officeooo:rsid="0880e60f"/>
    </style:style>
    <style:style style:name="T15" style:family="text">
      <style:text-properties style:font-name="標楷體1" style:font-name-asian="標楷體1"/>
    </style:style>
    <style:style style:name="T16" style:family="text">
      <style:text-properties style:font-name="標楷體1" officeooo:rsid="2a0fc235" style:font-name-asian="標楷體1"/>
    </style:style>
    <style:style style:name="T17" style:family="text">
      <style:text-properties style:font-name="標楷體1" officeooo:rsid="4257fc29"/>
    </style:style>
    <style:style style:name="T18" style:family="text">
      <style:text-properties style:font-name="標楷體1" officeooo:rsid="4258fa41"/>
    </style:style>
    <style:style style:name="T19" style:family="text">
      <style:text-properties style:font-name="標楷體1" officeooo:rsid="4258fa41" style:font-name-asian="Liberation Serif1" style:font-name-complex="Liberation Serif1"/>
    </style:style>
    <style:style style:name="T20" style:family="text">
      <style:text-properties style:font-name="標楷體1" officeooo:rsid="425f84fb"/>
    </style:style>
    <style:style style:name="T21" style:family="text">
      <style:text-properties officeooo:rsid="42fb0b19"/>
    </style:style>
    <style:style style:name="T22" style:family="text">
      <style:text-properties officeooo:rsid="4249d799"/>
    </style:style>
    <style:style style:name="T23" style:family="text">
      <style:text-properties officeooo:rsid="42565199"/>
    </style:style>
    <style:style style:name="T24" style:family="text">
      <style:text-properties officeooo:rsid="4257fc29"/>
    </style:style>
    <style:style style:name="T25" style:family="text">
      <style:text-properties officeooo:rsid="0880e60f"/>
    </style:style>
    <style:style style:name="T26" style:family="text">
      <style:text-properties officeooo:rsid="42934fe8"/>
    </style:style>
    <style:style style:name="T27" style:family="text">
      <style:text-properties officeooo:rsid="41d59a38"/>
    </style:style>
    <style:style style:name="T28" style:family="text">
      <style:text-properties officeooo:rsid="18b3759d"/>
    </style:style>
    <style:style style:name="T29" style:family="text">
      <style:text-properties fo:color="#010101"/>
    </style:style>
    <style:style style:name="T30" style:family="text">
      <style:text-properties fo:color="#010101" style:font-name="標楷體1"/>
    </style:style>
    <style:style style:name="T31" style:family="text">
      <style:text-properties fo:color="#010101" style:font-name="標楷體1" officeooo:rsid="42f88ea9"/>
    </style:style>
    <style:style style:name="T32" style:family="text">
      <style:text-properties fo:color="#010101" style:font-name="Arial" officeooo:rsid="42f88ea9"/>
    </style:style>
    <style:style style:name="T33" style:family="text">
      <style:text-properties officeooo:rsid="43013d44"/>
    </style:style>
    <style:style style:name="T34" style:family="text">
      <style:text-properties officeooo:rsid="431f8e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（相關描述在　<text:span text:style-name="T1">新生之書</text:span>的 <text:span text:style-name="T1">德</text:span> 文件群）</text:p>
      <text:list xml:id="list3158679372" text:style-name="L1">
        <text:list-item>
          <text:p text:style-name="P2"><text:bookmark-start text:name="道、德"/>道、德<text:bookmark-end text:name="道、德"/></text:p>
          <text:list>
            <text:list-item>
              <text:p text:style-name="P3">道 是 中立存在<text:span text:style-name="T4">、中立個體</text:span>。</text:p>
              <text:list>
                <text:list-item>
                  <text:p text:style-name="P6">明顯例子，官方權力 是 中立存在、中立個體。</text:p>
                  <text:list>
                    <text:list-item>
                      <text:p text:style-name="P7">明顯例子，假定，政府、領導層 使用 官方權力 奴役 人民、國民群。</text:p>
                      <text:list>
                        <text:list-item>
                          <text:p text:style-name="P8">該政府、該領導層、該官方權力 是 缺德、無德、反德 存在、個體。</text:p>
                        </text:list-item>
                      </text:list>
                    </text:list-item>
                    <text:list-item>
                      <text:p text:style-name="P9">明顯例子，假定，政府、領導層 使用 官方權力 保護 人民、國民群 的 生命、財產。</text:p>
                      <text:list>
                        <text:list-item>
                          <text:p text:style-name="P10">該政府、該領導層、該官方權力 有機率是 有德存在、有德個體。</text:p>
                        </text:list-item>
                        <text:list-item>
                          <text:p text:style-name="P10">該政府、該領導層 有機率是 國民群、個體群、群體（全體）組成的 政府、領導層。</text:p>
                          <text:list>
                            <text:list-item>
                              <text:p text:style-name="P10">領導層、國民群 沒有（明確的）分界線。</text:p>
                            </text:list-item>
                            <text:list-item>
                              <text:p text:style-name="P10">明顯例子，某一特定個體 既是 官員、領導層，也是 人民、國民群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明顯例子，超能力 是 中立存在、中立個體。</text:p>
                  <text:list>
                    <text:list-item>
                      <text:p text:style-name="P7">明顯例子，假定，超能力者 使用 超能力 霸凌 其他個體。</text:p>
                      <text:list>
                        <text:list-item>
                          <text:p text:style-name="P7">該超能力者、該超能力 是 缺德、無德、反德 的 存在、個體。</text:p>
                        </text:list-item>
                      </text:list>
                    </text:list-item>
                    <text:list-item>
                      <text:p text:style-name="P11">明顯例子，假定，超能力者 傳承 超能力 給（<text:span text:style-name="T11">有愛心、有好品德</text:span> 的）某一特定個體。</text:p>
                      <text:list>
                        <text:list-item>
                          <text:p text:style-name="P10">該超能力者、該超能力 有機率是 有德存在、有德個體。</text:p>
                        </text:list-item>
                      </text:list>
                    </text:list-item>
                    <text:list-item>
                      <text:p text:style-name="P11">明顯例子，假定，超能力者 傳承 超能力 給（沒<text:span text:style-name="T11">有愛心、</text:span>沒<text:span text:style-name="T11">有好品德</text:span> 的）某一特定個體。</text:p>
                      <text:list>
                        <text:list-item>
                          <text:p text:style-name="P11">假定，該個體 使用 超能力 攻擊、傷害、霸凌 其他個體。</text:p>
                          <text:list>
                            <text:list-item>
                              <text:p text:style-name="P11">該個體、該超能力 是 缺德、無德、反德 的 存在、個體。</text:p>
                            </text:list-item>
                            <text:list-item>
                              <text:p text:style-name="P11">該超能力者、該傳承 是 缺德、無德、反德 的 存在、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明顯例子。</text:p>
                      <text:list>
                        <text:list-item>
                          <text:p text:style-name="P49">人類文明 沒有 官方宣傳公開，讓 沒有<text:span text:style-name="T27">超能力的個體 知道 超能力 是 真的存在</text:span>。</text:p>
                        </text:list-item>
                        <text:list-item>
                          <text:p text:style-name="P11"><text:span text:style-name="T26">人類文明 有機率</text:span>傳承 超能力 給（<text:span text:style-name="T11">有愛心、有好品德</text:span><text:span text:style-name="T15"> 的</text:span>）<text:span text:style-name="T15">某</text:span>一特定個體。</text:p>
                        </text:list-item>
                      </text:list>
                    </text:list-item>
                    <text:list-item>
                      <text:p text:style-name="P12">明顯例子。</text:p>
                      <text:list>
                        <text:list-item>
                          <text:p text:style-name="P12">中世紀，教會 官方宣傳公開，讓 不是信徒的個體 知道 聖經、拉丁文 真的存在。</text:p>
                        </text:list-item>
                        <text:list-item>
                          <text:p text:style-name="P13">中世紀，教會 傳承 聖經內容、拉丁文 給（<text:span text:style-name="T15">有信仰、有信念 的</text:span>）<text:span text:style-name="T15">某</text:span>一特定個體。</text:p>
                        </text:list-item>
                      </text:list>
                    </text:list-item>
                    <text:list-item>
                      <text:p text:style-name="P13">明顯例子。</text:p>
                      <text:list>
                        <text:list-item>
                          <text:p text:style-name="P13">當下，教會 官方宣傳公開，讓 不是信徒的個體 知道 聖經、拉丁文 真的存在。</text:p>
                        </text:list-item>
                        <text:list-item>
                          <text:p text:style-name="P13">當下，教會（在 教堂、網路）傳承 聖經內容 給 所有（對 聖經 感興趣的）個體。</text:p>
                        </text:list-item>
                        <text:list-item>
                          <text:p text:style-name="P28">當下，學校（在 教室、網路）傳承 拉丁文 給 所有（對 拉丁文 感興趣的）個體。</text:p>
                        </text:list-item>
                      </text:list>
                    </text:list-item>
                    <text:list-item>
                      <text:p text:style-name="P28">明顯例子，假定，第一個個體 傳承 超能力 給 第二個個體。</text:p>
                      <text:list>
                        <text:list-item>
                          <text:p text:style-name="P29">假定，第二個個體 使用 超能力 攻擊、傷害、霸凌 其他個體。</text:p>
                          <text:list>
                            <text:list-item>
                              <text:p text:style-name="P28">第二個個體、該超能力 是 缺德、無德、反德 的 存在、個體。</text:p>
                            </text:list-item>
                            <text:list-item>
                              <text:p text:style-name="P28">第一個個體、該傳承 是 缺德、無德、反德 的 存在、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明顯例子，假定，第一個個體 傳承 超能力 給 第二個個體。</text:p>
                      <text:list>
                        <text:list-item>
                          <text:p text:style-name="P30">假定，第二個個體 使用 超能力 保護、守護、協助 其他個體。</text:p>
                          <text:list>
                            <text:list-item>
                              <text:p text:style-name="P30">第二個個體、該超能力 是 有德 的 存在、個體。</text:p>
                            </text:list-item>
                            <text:list-item>
                              <text:p text:style-name="P35">第一個個體、該傳承 是 有德 的 存在、個體。</text:p>
                            </text:list-item>
                            <text:list-item>
                              <text:p text:style-name="P35">假定，第二個個體、其他個體 和諧、互助、共生。</text:p>
                              <text:list>
                                <text:list-item>
                                  <text:p text:style-name="P35">第一個個體、第二個個體、其他個體 是 有德 的 存在、個體。</text:p>
                                </text:list-item>
                                <text:list-item>
                                  <text:p text:style-name="P37">該超能力、該傳承 是 有德 的 存在、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明顯例子，<text:span text:style-name="T28">小書痴的下克上，</text:span>假定，祖代貴族 傳承 魔法 給 貴族、領民。</text:p>
                      <text:list>
                        <text:list-item>
                          <text:p text:style-name="P34">領民 的 明顯例子，（領民身分、藍袍神官身分 的）梅茵。</text:p>
                        </text:list-item>
                        <text:list-item>
                          <text:p text:style-name="P33">假定，貴族、領民 使用 魔法 保護、守護、協助 其他貴族、其他領民、領地。</text:p>
                          <text:list>
                            <text:list-item>
                              <text:p text:style-name="P33">貴族、領民、魔法 是 有德 的 存在、個體。</text:p>
                            </text:list-item>
                            <text:list-item>
                              <text:p text:style-name="P31">祖代貴族、該傳承 是 有德 的 存在、個體。</text:p>
                            </text:list-item>
                            <text:list-item>
                              <text:p text:style-name="P31">假定，貴族、領民、其他貴族、其他領民、領地 和諧、互助、共生。</text:p>
                              <text:list>
                                <text:list-item>
                                  <text:p text:style-name="P36">貴族、領民、其他貴族、其他領民、領地 是 有德 的 存在、個體。</text:p>
                                </text:list-item>
                                <text:list-item>
                                  <text:p text:style-name="P38">魔法、該傳承 是 有德 的 存在、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5">（後續描述在 <text:span text:style-name="T1">社會</text:span> 文件群的 <text:span text:style-name="T1">錢</text:span>的 <text:span text:style-name="T2">錢 是 中立存在</text:span>）</text:p>
                </text:list-item>
              </text:list>
            </text:list-item>
            <text:list-item>
              <text:p text:style-name="P6">明顯例子。</text:p>
              <text:list>
                <text:list-item>
                  <text:p text:style-name="P14">明顯例子，假定，某一特定道 對 某一特定個體 有害。</text:p>
                  <text:list>
                    <text:list-item>
                      <text:p text:style-name="P6">該個體 有機率認定，該道 有 壞德。</text:p>
                    </text:list-item>
                    <text:list-item>
                      <text:p text:style-name="P6">該個體 有機率認定，該道 是 問題、有害的存在、有害的個體。</text:p>
                    </text:list-item>
                  </text:list>
                </text:list-item>
                <text:list-item>
                  <text:p text:style-name="P6">明顯例子，假定，某一特定道 對 某一特定個體 有益。</text:p>
                  <text:list>
                    <text:list-item>
                      <text:p text:style-name="P15">該個體 有機率認定，該道 有 好德。</text:p>
                    </text:list-item>
                    <text:list-item>
                      <text:p text:style-name="P15">該個體 有機率認定，該道 是 功能、有益的存在、有益的個體。</text:p>
                    </text:list-item>
                  </text:list>
                </text:list-item>
              </text:list>
            </text:list-item>
            <text:list-item>
              <text:p text:style-name="P5"><text:span text:style-name="T4">優良的 </text:span>德。</text:p>
              <text:list>
                <text:list-item>
                  <text:p text:style-name="P4">德<text:span text:style-name="T4"> 但是</text:span>不知道<text:span text:style-name="T4">自己 </text:span>德。</text:p>
                  <text:list>
                    <text:list-item>
                      <text:p text:style-name="P39">假定，某一特定個體 德，但是（該個體）不知道、不認為、沒有感測到、沒有感知到、沒有感受到 自己 擁有、正在實現 德。<text:span text:style-name="T30">{</text:span><text:span text:style-name="T32">↔</text:span><text:span text:style-name="T31"> </text:span><text:span text:style-name="T29">存在</text:span><text:span text:style-name="T30">}</text:span></text:p>
                      <text:list>
                        <text:list-item>
                          <text:p text:style-name="P45">客觀，該個體 擁有、正在實現 德。</text:p>
                        </text:list-item>
                        <text:list-item>
                          <text:p text:style-name="P46">主觀，（該個體）不知道 自己 擁有、正在實現 德。</text:p>
                        </text:list-item>
                        <text:list-item>
                          <text:p text:style-name="P46">其他個體 有機率認定，該個體 擁有、正在實現 德、優良的德。</text:p>
                          <text:list>
                            <text:list-item>
                              <text:p text:style-name="P41">該個體 不會 以自己（思想、決策、行動）德 為 驕傲。</text:p>
                              <text:list>
                                <text:list-item>
                                  <text:p text:style-name="P46">原因很明顯，（該個體）不知道 自己 擁有、正在實現 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假定，某一特定個體 德，但是（該個體）不知道、不認為、沒有感測到、沒有感知到、沒有感受到 自己 已經、正在（思想、決策、行動）提升、昇華 德。<text:span text:style-name="T30">{</text:span><text:span text:style-name="T32">↔</text:span><text:span text:style-name="T31"> 變化</text:span><text:span text:style-name="T30">}</text:span></text:p>
                      <text:list>
                        <text:list-item>
                          <text:p text:style-name="P42">客觀，該個體 已經、正在（思想、決策、行動）提升、昇華 德。</text:p>
                        </text:list-item>
                        <text:list-item>
                          <text:p text:style-name="P43">主觀，（該個體）不知道 自己 已經、正在（思想、決策、行動）提升、昇華 德。</text:p>
                        </text:list-item>
                        <text:list-item>
                          <text:p text:style-name="P47">其他個體 有機率認定，該個體 已經、正在 擁有、正在實現 德、更優良的德。</text:p>
                          <text:list>
                            <text:list-item>
                              <text:p text:style-name="P44">該個體 不會 以自己 已經、正在（思想、決策、行動）提升、昇華 德 為 驕傲。</text:p>
                              <text:list>
                                <text:list-item>
                                  <text:p text:style-name="P47">原因很明顯，（該個體）不知道 自己 已經、正在 擁有、正在實現 德、更優良的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<text:bookmark-start text:name="常德、共德、群德"/>常德、共德、群德<text:bookmark-end text:name="常德、共德、群德"/></text:p>
          <text:list>
            <text:list-item>
              <text:p text:style-name="P16">常德、共德 <text:span text:style-name="T7">↔</text:span><text:span text:style-name="T6"> 常識、共識</text:span>。</text:p>
            </text:list-item>
            <text:list-item>
              <text:p text:style-name="P17">常德、共德、群德。</text:p>
              <text:list>
                <text:list-item>
                  <text:p text:style-name="P17">常德。</text:p>
                </text:list-item>
                <text:list-item>
                  <text:p text:style-name="P17">共德。</text:p>
                </text:list-item>
                <text:list-item>
                  <text:p text:style-name="P17">群德。</text:p>
                  <text:list>
                    <text:list-item>
                      <text:p text:style-name="P17">數量型德。</text:p>
                    </text:list-item>
                    <text:list-item>
                      <text:p text:style-name="P18">社會型德。</text:p>
                    </text:list-item>
                    <text:list-item>
                      <text:p text:style-name="P19"><text:span text:style-name="T25">全體</text:span>型德。</text:p>
                    </text:list-item>
                  </text:list>
                </text:list-item>
                <text:list-item>
                  <text:p text:style-name="P20">異德。</text:p>
                </text:list-item>
                <text:list-item>
                  <text:p text:style-name="P66"><text:span text:style-name="T10">（類似描述、拓展描述 在 </text:span><text:span text:style-name="T3">新生之書</text:span><text:span text:style-name="T11">的 </text:span><text:span text:style-name="T3">宗教</text:span><text:span text:style-name="T11"> 文件群的 </text:span><text:span text:style-name="T1">信仰、信念、中心思想、世界觀、價值觀</text:span><text:span text:style-name="T12">的 </text:span><text:span text:style-name="T14">正常個體的 分類</text:span>）</text:p>
                  <text:list>
                    <text:list-item>
                      <text:p text:style-name="P66">某一特定個體的 分類。</text:p>
                      <text:list>
                        <text:list-item>
                          <text:p text:style-name="P66">常型 該個體。</text:p>
                          <text:list>
                            <text:list-item>
                              <text:p text:style-name="P66">常型 該個體 <text:span text:style-name="T21">↔ 常識、常德</text:span>。</text:p>
                            </text:list-item>
                          </text:list>
                        </text:list-item>
                        <text:list-item>
                          <text:p text:style-name="P66">共型 該個體。</text:p>
                        </text:list-item>
                        <text:list-item>
                          <text:p text:style-name="P66">群型 該個體。</text:p>
                          <text:list>
                            <text:list-item>
                              <text:p text:style-name="P66">數量型 該個體。</text:p>
                            </text:list-item>
                            <text:list-item>
                              <text:p text:style-name="P66">社會型 該個體。</text:p>
                            </text:list-item>
                            <text:list-item>
                              <text:p text:style-name="P66">全體型 該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常德、共德、群德。</text:p>
              <text:list>
                <text:list-item>
                  <text:p text:style-name="P21">常德</text:p>
                  <text:list>
                    <text:list-item>
                      <text:p text:style-name="P15">個體 認定的 德。</text:p>
                    </text:list-item>
                    <text:list-item>
                      <text:p text:style-name="P22">明顯例子，假定，某一特定個體 認定，維護大自然 是 好德、有德。</text:p>
                      <text:list>
                        <text:list-item>
                          <text:p text:style-name="P15">該個體 有 常德。</text:p>
                        </text:list-item>
                        <text:list-item>
                          <text:p text:style-name="P23">維護大自然 是 好德、有德，是 該個體的 常德。</text:p>
                        </text:list-item>
                      </text:list>
                    </text:list-item>
                  </text:list>
                </text:list-item>
                <text:list-item>
                  <text:p text:style-name="P15">共德</text:p>
                  <text:list>
                    <text:list-item>
                      <text:p text:style-name="P15">群體 認定的 德。</text:p>
                    </text:list-item>
                    <text:list-item>
                      <text:p text:style-name="P24">明顯例子，假定，某一特定群體 認定，維護大自然 是 好德、有德。</text:p>
                      <text:list>
                        <text:list-item>
                          <text:p text:style-name="P15">該群體 有 共德。</text:p>
                        </text:list-item>
                        <text:list-item>
                          <text:p text:style-name="P15">維護大自然 是 好德、有德，是 該群體 的 共德。</text:p>
                        </text:list-item>
                      </text:list>
                    </text:list-item>
                    <text:list-item>
                      <text:p text:style-name="P25">明顯例子，假定，第一個群體 認定，維護大自然 是 好德、有德。</text:p>
                      <text:list>
                        <text:list-item>
                          <text:p text:style-name="P25">假定，第二個群體 認定，維護大自然 是 好德、有德。</text:p>
                        </text:list-item>
                        <text:list-item>
                          <text:p text:style-name="P15">第一個群體、第二個群體 有 共德。</text:p>
                        </text:list-item>
                        <text:list-item>
                          <text:p text:style-name="P15">維護大自然 是 好德、有德，是 第一個群體、第二個群體 的 共德。</text:p>
                        </text:list-item>
                      </text:list>
                    </text:list-item>
                    <text:list-item>
                      <text:p text:style-name="P23">明顯例子，假定，某一特定群體 認定，維護大自然 是 好德、有德。</text:p>
                      <text:list>
                        <text:list-item>
                          <text:p text:style-name="P23">假定，某一特定個體 認定，維護大自然 是 好德、有德。</text:p>
                        </text:list-item>
                        <text:list-item>
                          <text:p text:style-name="P15">該群體、該個體 有 共德。</text:p>
                        </text:list-item>
                      </text:list>
                    </text:list-item>
                    <text:list-item>
                      <text:p text:style-name="P26">明顯例子，假定，第一個個體 認定，維護大自然 是 好德、有德。</text:p>
                      <text:list>
                        <text:list-item>
                          <text:p text:style-name="P26">假定，第二個個體 認定，維護大自然 是 好德。</text:p>
                        </text:list-item>
                        <text:list-item>
                          <text:p text:style-name="P27">第一個個體、第二個個體 有 共德。</text:p>
                        </text:list-item>
                      </text:list>
                    </text:list-item>
                  </text:list>
                </text:list-item>
                <text:list-item>
                  <text:p text:style-name="P50">群德。</text:p>
                  <text:list>
                    <text:list-item>
                      <text:p text:style-name="P50">群德 是 群體 認定的 德。</text:p>
                    </text:list-item>
                    <text:list-item>
                      <text:p text:style-name="P51">群德。</text:p>
                      <text:list>
                        <text:list-item>
                          <text:p text:style-name="P52">數量型德、數量型群德。</text:p>
                        </text:list-item>
                        <text:list-item>
                          <text:p text:style-name="P52">社會型德、社會型群德。</text:p>
                        </text:list-item>
                        <text:list-item>
                          <text:p text:style-name="P53">群體性德、群體性群德。</text:p>
                        </text:list-item>
                      </text:list>
                    </text:list-item>
                    <text:list-item>
                      <text:p text:style-name="P54">明顯例子。</text:p>
                      <text:list>
                        <text:list-item>
                          <text:p text:style-name="P54">假定，某一特定群體 數量型認定，不發出聲音的吃東西 是 好德。</text:p>
                          <text:list>
                            <text:list-item>
                              <text:p text:style-name="P54">不發出聲音的吃東西 是 該群體的 常德、常好德、數量型德、數量型好德。</text:p>
                              <text:list>
                                <text:list-item>
                                  <text:p text:style-name="P54">好德 的 明顯例子，好品德、有教養。</text:p>
                                  <text:list>
                                    <text:list-item>
                                      <text:p text:style-name="P55">品德 <text:span text:style-name="T8">↔</text:span><text:span text:style-name="T22"> </text:span>靜態、先天、內在本能。</text:p>
                                    </text:list-item>
                                    <text:list-item>
                                      <text:p text:style-name="P55">教養 <text:span text:style-name="T8">↔</text:span><text:span text:style-name="T22"> </text:span>動態、後天、外在傳承。</text:p>
                                    </text:list-item>
                                    <text:list-item>
                                      <text:p text:style-name="P55"><text:span text:style-name="T13">總德 = 品德 + 教養</text:span>。</text:p>
                                      <text:list>
                                        <text:list-item>
                                          <text:p text:style-name="P56"><text:span text:style-name="T15">總德 =（</text:span><text:span text:style-name="T16">x%</text:span><text:span text:style-name="T15">）品德 +（</text:span><text:span text:style-name="T16">100% - x%</text:span><text:span text:style-name="T15">）教養</text:span>。</text:p>
                                          <text:list>
                                            <text:list-item>
                                              <text:p text:style-name="P56"><text:span text:style-name="T18">100% </text:span><text:span text:style-name="T19">≥</text:span><text:span text:style-name="T18"> x% </text:span><text:span text:style-name="T19">≥</text:span><text:span text:style-name="T18"> 0%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5">總德、合德、總和德 <text:span text:style-name="T9">↔</text:span><text:span text:style-name="T23"> 總力、合力、總和力。</text:span></text:p>
                                          <text:list>
                                            <text:list-item>
                                              <text:p text:style-name="P55">總力、合力、總和力<text:span text:style-name="T13"> 是 </text:span><text:span text:style-name="T17">n個向量力 總和成 1個</text:span><text:span text:style-name="T24">向量力。</text:span></text:p>
                                            </text:list-item>
                                            <text:list-item>
                                              <text:p text:style-name="P57"><text:span text:style-name="T20">n</text:span><text:span text:style-name="T18"> </text:span><text:span text:style-name="T19">≥</text:span><text:span text:style-name="T18"> </text:span><text:span text:style-name="T20">1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">假定，該群體 社會型認定，服從政府 是 好德。</text:p>
                          <text:list>
                            <text:list-item>
                              <text:p text:style-name="P58">服從政府 是 該群體的 常德、常好德、社會型德、社會型好德。</text:p>
                            </text:list-item>
                          </text:list>
                        </text:list-item>
                        <text:list-item>
                          <text:p text:style-name="P59">假定，該群體 <text:span text:style-name="T25">全體</text:span>型認定，維護大自然 是 好德。</text:p>
                          <text:list>
                            <text:list-item>
                              <text:p text:style-name="P59">維護大自然 是 該群體的 常德、常好德、<text:span text:style-name="T25">全體</text:span>型德、<text:span text:style-name="T25">全體</text:span>型好德。</text:p>
                            </text:list-item>
                          </text:list>
                        </text:list-item>
                        <text:list-item>
                          <text:p text:style-name="P60">不發出聲音的吃東西、服從政府、維護大自然 是 該群體的 常德、常好德、群德。</text:p>
                        </text:list-item>
                        <text:list-item>
                          <text:p text:style-name="P61">假定，某一特定個體 認定，監督政府、維護大自然 是 好德。</text:p>
                          <text:list>
                            <text:list-item>
                              <text:p text:style-name="P62">監督政府、維護大自然 是 該個體的 常德、常好德。</text:p>
                            </text:list-item>
                          </text:list>
                        </text:list-item>
                        <text:list-item>
                          <text:p text:style-name="P63">維護大自然 是 該群體、該個體 的 共德、共好德。</text:p>
                        </text:list-item>
                        <text:list-item>
                          <text:p text:style-name="P64">不發出聲音的吃東西、服從政府、監督政府 是 該群體、該個體 的 異德、異好德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15:12:31.455000000</dc:date>
    <meta:editing-duration>P16DT22H31M3S</meta:editing-duration>
    <meta:editing-cycles>15884</meta:editing-cycles>
    <meta:document-statistic meta:table-count="0" meta:image-count="0" meta:object-count="0" meta:page-count="1" meta:paragraph-count="138" meta:word-count="2913" meta:character-count="3436" meta:non-whitespace-character-count="3062"/>
  </office:meta>
</office:document-meta>
</file>